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team_details_">
        <table:table-row>
          <table:table-cell office:value-type="string">
            <text:p>id</text:p>
          </table:table-cell>
          <table:table-cell office:value-type="string">
            <text:p>alias</text:p>
          </table:table-cell>
          <table:table-cell office:value-type="string">
            <text:p>name</text:p>
          </table:table-cell>
          <table:table-cell office:value-type="string">
            <text:p>post</text:p>
          </table:table-cell>
          <table:table-cell office:value-type="string">
            <text:p>fb_</text:p>
          </table:table-cell>
          <table:table-cell office:value-type="string">
            <text:p>twitter_</text:p>
          </table:table-cell>
          <table:table-cell office:value-type="string">
            <text:p>google_</text:p>
          </table:table-cell>
          <table:table-cell office:value-type="string">
            <text:p>member_type</text:p>
          </table:table-cell>
          <table:table-cell office:value-type="string">
            <text:p>short_description</text:p>
          </table:table-cell>
          <table:table-cell office:value-type="string">
            <text:p>member_extra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devesh-kumar-jahangir</text:p>
          </table:table-cell>
          <table:table-cell office:value-type="string">
            <text:p>देवेश कुमार जांगिड़</text:p>
          </table:table-cell>
          <table:table-cell office:value-type="string">
            <text:p>संपादक एवं प्रबंधक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rimardan-singh-pariha</text:p>
          </table:table-cell>
          <table:table-cell office:value-type="string">
            <text:p>अरिमर्दन सिंह परिहार</text:p>
          </table:table-cell>
          <table:table-cell office:value-type="string">
            <text:p>संपादक एवं प्रबंधक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devesh-mishra</text:p>
          </table:table-cell>
          <table:table-cell office:value-type="string">
            <text:p>देवेश मिश्रा</text:p>
          </table:table-cell>
          <table:table-cell office:value-type="string">
            <text:p>संपादक एवं प्रबंधक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vishnu-shankar</text:p>
          </table:table-cell>
          <table:table-cell office:value-type="string">
            <text:p>विष्णु शंकर</text:p>
          </table:table-cell>
          <table:table-cell office:value-type="string">
            <text:p>संपादक एवं प्रबंधक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aleti-venkata-santhosh</text:p>
          </table:table-cell>
          <table:table-cell office:value-type="string">
            <text:p>अलेटि-वेंकट-संतोष</text:p>
          </table:table-cell>
          <table:table-cell office:value-type="string">
            <text:p>हिन्दीतरभाषी (प्रतियोगिता विभाग)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saurabh-yadav</text:p>
          </table:table-cell>
          <table:table-cell office:value-type="string">
            <text:p>सौरभ यादव</text:p>
          </table:table-cell>
          <table:table-cell office:value-type="string">
            <text:p>संपादक एवं प्रबंधक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parag-jhunjhunwala</text:p>
          </table:table-cell>
          <table:table-cell office:value-type="string">
            <text:p>पराग झुनझुनवाला</text:p>
          </table:table-cell>
          <table:table-cell office:value-type="string">
            <text:p>वेब अभिकल्पक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akhilesh-kumar-gupta</text:p>
          </table:table-cell>
          <table:table-cell office:value-type="string">
            <text:p>अखिलेश कुमार गुप्ता</text:p>
          </table:table-cell>
          <table:table-cell office:value-type="string">
            <text:p>विडिओ संपादक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vikas-kumar-buhadia</text:p>
          </table:table-cell>
          <table:table-cell office:value-type="string">
            <text:p>विकास कुमार बुहाड़िया</text:p>
          </table:table-cell>
          <table:table-cell office:value-type="string">
            <text:p>अभिकल्पक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muskan-sharma</text:p>
          </table:table-cell>
          <table:table-cell office:value-type="string">
            <text:p>मुस्कान शर्मा</text:p>
          </table:table-cell>
          <table:table-cell office:value-type="string">
            <text:p>संपादक एवं प्रबंधक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rithika-rathi</text:p>
          </table:table-cell>
          <table:table-cell office:value-type="string">
            <text:p>रितिका राठी</text:p>
          </table:table-cell>
          <table:table-cell office:value-type="string">
            <text:p>वेब अभिकल्पक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suryakant-tiwari</text:p>
          </table:table-cell>
          <table:table-cell office:value-type="string">
            <text:p>सूर्यकांत तिवारी</text:p>
          </table:table-cell>
          <table:table-cell office:value-type="string">
            <text:p>वीडियो संपादक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saifali-ahirwar</text:p>
          </table:table-cell>
          <table:table-cell office:value-type="string">
            <text:p>सैफाली अहिरवार</text:p>
          </table:table-cell>
          <table:table-cell office:value-type="string">
            <text:p>वीडियो संपादक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prashant-ratour</text:p>
          </table:table-cell>
          <table:table-cell office:value-type="string">
            <text:p>प्रशांत राठौर</text:p>
          </table:table-cell>
          <table:table-cell office:value-type="string">
            <text:p>संपादक एवं प्रबंधक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shu-rajput</text:p>
          </table:table-cell>
          <table:table-cell office:value-type="string">
            <text:p>आशु राजपूत</text:p>
          </table:table-cell>
          <table:table-cell office:value-type="string">
            <text:p>छायाकार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garima-bisen</text:p>
          </table:table-cell>
          <table:table-cell office:value-type="string">
            <text:p>गरिमा बिसेन</text:p>
          </table:table-cell>
          <table:table-cell office:value-type="string">
            <text:p>संपादक एवं प्रबंधक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anchal-mishra</text:p>
          </table:table-cell>
          <table:table-cell office:value-type="string">
            <text:p>अंचल मिश्रा</text:p>
          </table:table-cell>
          <table:table-cell office:value-type="string">
            <text:p>संपादक एवं प्रबंधक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gayatri-parte</text:p>
          </table:table-cell>
          <table:table-cell office:value-type="string">
            <text:p>गायत्री परते</text:p>
          </table:table-cell>
          <table:table-cell office:value-type="string">
            <text:p>संपादक एवम प्रबंधक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bhanu-pratap-singh-parihar</text:p>
          </table:table-cell>
          <table:table-cell office:value-type="string">
            <text:p>भानू प्रताप सिंह परिहार</text:p>
          </table:table-cell>
          <table:table-cell office:value-type="string">
            <text:p>संपादक एवं प्रबन्धक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shivam-singh</text:p>
          </table:table-cell>
          <table:table-cell office:value-type="string">
            <text:p>शिवम सिंह</text:p>
          </table:table-cell>
          <table:table-cell office:value-type="string">
            <text:p>संपादक एवं प्रबंधक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mansi-pandya</text:p>
          </table:table-cell>
          <table:table-cell office:value-type="string">
            <text:p>मनसी पंड्या</text:p>
          </table:table-cell>
          <table:table-cell office:value-type="string">
            <text:p>संपादक एवं प्रबंधक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prajjwal-pandey</text:p>
          </table:table-cell>
          <table:table-cell office:value-type="string">
            <text:p>प्रज्ज्वल पाण्डेय</text:p>
          </table:table-cell>
          <table:table-cell office:value-type="string">
            <text:p>सम्पादक और प्रबंधक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alpaty-shivasmika</text:p>
          </table:table-cell>
          <table:table-cell office:value-type="string">
            <text:p>अलपाति शिवास्मिका</text:p>
          </table:table-cell>
          <table:table-cell office:value-type="string">
            <text:p>हिंदीतरभाषी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manish-kumar</text:p>
          </table:table-cell>
          <table:table-cell office:value-type="string">
            <text:p>मनीष कुमार</text:p>
          </table:table-cell>
          <table:table-cell office:value-type="string">
            <text:p>अभिकल्पक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ajay-singhadia</text:p>
          </table:table-cell>
          <table:table-cell office:value-type="string">
            <text:p>अजय सिंघाडिया</text:p>
          </table:table-cell>
          <table:table-cell office:value-type="string">
            <text:p>संपादक एवम प्रबन्धक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alias</text:p>
          </table:table-cell>
          <table:table-cell office:value-type="string">
            <text:p>name</text:p>
          </table:table-cell>
          <table:table-cell office:value-type="string">
            <text:p>post</text:p>
          </table:table-cell>
          <table:table-cell office:value-type="string">
            <text:p>fb_</text:p>
          </table:table-cell>
          <table:table-cell office:value-type="string">
            <text:p>twitter_</text:p>
          </table:table-cell>
          <table:table-cell office:value-type="string">
            <text:p>google_</text:p>
          </table:table-cell>
          <table:table-cell office:value-type="string">
            <text:p>member_type</text:p>
          </table:table-cell>
          <table:table-cell office:value-type="string">
            <text:p>short_description</text:p>
          </table:table-cell>
          <table:table-cell office:value-type="string">
            <text:p>member_extra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devesh-kumar-jahangir</text:p>
          </table:table-cell>
          <table:table-cell office:value-type="string">
            <text:p>देवेश कुमार जांगिड़</text:p>
          </table:table-cell>
          <table:table-cell office:value-type="string">
            <text:p>संपादक एवं प्रबंधक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rimardan-singh-pariha</text:p>
          </table:table-cell>
          <table:table-cell office:value-type="string">
            <text:p>अरिमर्दन सिंह परिहार</text:p>
          </table:table-cell>
          <table:table-cell office:value-type="string">
            <text:p>संपादक एवं प्रबंधक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devesh-mishra</text:p>
          </table:table-cell>
          <table:table-cell office:value-type="string">
            <text:p>देवेश मिश्रा</text:p>
          </table:table-cell>
          <table:table-cell office:value-type="string">
            <text:p>संपादक एवं प्रबंधक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vishnu-shankar</text:p>
          </table:table-cell>
          <table:table-cell office:value-type="string">
            <text:p>विष्णु शंकर</text:p>
          </table:table-cell>
          <table:table-cell office:value-type="string">
            <text:p>संपादक एवं प्रबंधक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aleti-venkata-santhosh</text:p>
          </table:table-cell>
          <table:table-cell office:value-type="string">
            <text:p>अलेटि-वेंकट-संतोष</text:p>
          </table:table-cell>
          <table:table-cell office:value-type="string">
            <text:p>हिन्दीतरभाषी (प्रतियोगिता विभाग)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saurabh-yadav</text:p>
          </table:table-cell>
          <table:table-cell office:value-type="string">
            <text:p>सौरभ यादव</text:p>
          </table:table-cell>
          <table:table-cell office:value-type="string">
            <text:p>संपादक एवं प्रबंधक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parag-jhunjhunwala</text:p>
          </table:table-cell>
          <table:table-cell office:value-type="string">
            <text:p>पराग झुनझुनवाला</text:p>
          </table:table-cell>
          <table:table-cell office:value-type="string">
            <text:p>वेब अभिकल्पक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akhilesh-kumar-gupta</text:p>
          </table:table-cell>
          <table:table-cell office:value-type="string">
            <text:p>अखिलेश कुमार गुप्ता</text:p>
          </table:table-cell>
          <table:table-cell office:value-type="string">
            <text:p>विडिओ संपादक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vikas-kumar-buhadia</text:p>
          </table:table-cell>
          <table:table-cell office:value-type="string">
            <text:p>विकास कुमार बुहाड़िया</text:p>
          </table:table-cell>
          <table:table-cell office:value-type="string">
            <text:p>अभिकल्पक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muskan-sharma</text:p>
          </table:table-cell>
          <table:table-cell office:value-type="string">
            <text:p>मुस्कान शर्मा</text:p>
          </table:table-cell>
          <table:table-cell office:value-type="string">
            <text:p>संपादक एवं प्रबंधक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rithika-rathi</text:p>
          </table:table-cell>
          <table:table-cell office:value-type="string">
            <text:p>रितिका राठी</text:p>
          </table:table-cell>
          <table:table-cell office:value-type="string">
            <text:p>वेब अभिकल्पक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suryakant-tiwari</text:p>
          </table:table-cell>
          <table:table-cell office:value-type="string">
            <text:p>सूर्यकांत तिवारी</text:p>
          </table:table-cell>
          <table:table-cell office:value-type="string">
            <text:p>वीडियो संपादक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saifali-ahirwar</text:p>
          </table:table-cell>
          <table:table-cell office:value-type="string">
            <text:p>सैफाली अहिरवार</text:p>
          </table:table-cell>
          <table:table-cell office:value-type="string">
            <text:p>वीडियो संपादक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prashant-ratour</text:p>
          </table:table-cell>
          <table:table-cell office:value-type="string">
            <text:p>प्रशांत राठौर</text:p>
          </table:table-cell>
          <table:table-cell office:value-type="string">
            <text:p>संपादक एवं प्रबंधक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shu-rajput</text:p>
          </table:table-cell>
          <table:table-cell office:value-type="string">
            <text:p>आशु राजपूत</text:p>
          </table:table-cell>
          <table:table-cell office:value-type="string">
            <text:p>छायाकार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garima-bisen</text:p>
          </table:table-cell>
          <table:table-cell office:value-type="string">
            <text:p>गरिमा बिसेन</text:p>
          </table:table-cell>
          <table:table-cell office:value-type="string">
            <text:p>संपादक एवं प्रबंधक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anchal-mishra</text:p>
          </table:table-cell>
          <table:table-cell office:value-type="string">
            <text:p>अंचल मिश्रा</text:p>
          </table:table-cell>
          <table:table-cell office:value-type="string">
            <text:p>संपादक एवं प्रबंधक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gayatri-parte</text:p>
          </table:table-cell>
          <table:table-cell office:value-type="string">
            <text:p>गायत्री परते</text:p>
          </table:table-cell>
          <table:table-cell office:value-type="string">
            <text:p>संपादक एवम प्रबंधक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bhanu-pratap-singh-parihar</text:p>
          </table:table-cell>
          <table:table-cell office:value-type="string">
            <text:p>भानू प्रताप सिंह परिहार</text:p>
          </table:table-cell>
          <table:table-cell office:value-type="string">
            <text:p>संपादक एवं प्रबन्धक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shivam-singh</text:p>
          </table:table-cell>
          <table:table-cell office:value-type="string">
            <text:p>शिवम सिंह</text:p>
          </table:table-cell>
          <table:table-cell office:value-type="string">
            <text:p>संपादक एवं प्रबंधक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mansi-pandya</text:p>
          </table:table-cell>
          <table:table-cell office:value-type="string">
            <text:p>मनसी पंड्या</text:p>
          </table:table-cell>
          <table:table-cell office:value-type="string">
            <text:p>संपादक एवं प्रबंधक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prajjwal-pandey</text:p>
          </table:table-cell>
          <table:table-cell office:value-type="string">
            <text:p>प्रज्ज्वल पाण्डेय</text:p>
          </table:table-cell>
          <table:table-cell office:value-type="string">
            <text:p>सम्पादक और प्रबंधक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alpaty-shivasmika</text:p>
          </table:table-cell>
          <table:table-cell office:value-type="string">
            <text:p>अलपाति शिवास्मिका</text:p>
          </table:table-cell>
          <table:table-cell office:value-type="string">
            <text:p>हिंदीतरभाषी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manish-kumar</text:p>
          </table:table-cell>
          <table:table-cell office:value-type="string">
            <text:p>मनीष कुमार</text:p>
          </table:table-cell>
          <table:table-cell office:value-type="string">
            <text:p>अभिकल्पक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ajay-singhadia</text:p>
          </table:table-cell>
          <table:table-cell office:value-type="string">
            <text:p>अजय सिंघाडिया</text:p>
          </table:table-cell>
          <table:table-cell office:value-type="string">
            <text:p>संपादक एवम प्रबन्धक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10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0</meta:generator>
    <meta:initial-creator>phpMyAdmin 5.2.0</meta:initial-creator>
    <meta:creation-date>2022-12-06T15:52:51+01:00</meta:creation-date>
  </office:meta>
</office:document-meta>
</file>